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ohne" svg:font-family="sohne, 'Helvetica Neue', Helvetica, Arial, sans-serif"/>
    <style:font-face style:name="source-code-pro" svg:font-family="source-code-pro, Menlo, Monaco, 'Courier New', Courier, monospace"/>
  </office:font-face-decls>
  <office:automatic-styles>
    <style:style style:name="P1" style:family="paragraph" style:parent-style-name="Heading_20_2">
      <style:paragraph-properties fo:margin-top="0cm" fo:margin-bottom="0.494cm" style:contextual-spacing="false" fo:line-height="100%"/>
      <style:text-properties fo:font-variant="normal" fo:text-transform="none" fo:color="#242424" loext:opacity="100%" style:font-name="sohne" fo:font-size="18pt" fo:font-style="normal" fo:font-weight="normal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Text_20_body" style:list-style-name="L1">
      <style:paragraph-properties fo:margin-top="0cm" fo:margin-bottom="0.494cm" style:contextual-spacing="false" style:line-height-at-least="0.847cm" fo:orphans="2" fo:widows="2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Text_20_body" style:list-style-name="L1">
      <style:paragraph-properties fo:margin-top="0cm" fo:margin-bottom="0.494cm" style:contextual-spacing="false" fo:line-height="100%"/>
      <style:text-properties fo:font-variant="normal" fo:text-transform="none" fo:color="#242424" loext:opacity="100%" style:font-name="sohne" fo:font-size="18pt" fo:font-style="normal" fo:font-weight="normal" style:font-size-asian="12pt" style:font-size-complex="12pt"/>
    </style:style>
    <style:style style:name="P4" style:family="paragraph" style:parent-style-name="Heading_20_2" style:list-style-name="L1">
      <style:paragraph-properties fo:margin-top="0cm" fo:margin-bottom="0.494cm" style:contextual-spacing="false" fo:line-height="100%"/>
      <style:text-properties fo:font-variant="normal" fo:text-transform="none" fo:color="#242424" loext:opacity="100%" style:font-name="sohne" fo:font-size="18pt" fo:font-style="normal" fo:font-weight="normal" officeooo:paragraph-rsid="000d9a8e" style:font-size-asian="12pt" style:font-size-complex="12pt"/>
    </style:style>
    <style:style style:name="P5" style:family="paragraph" style:parent-style-name="Heading_20_2" style:list-style-name="L1">
      <style:paragraph-properties fo:margin-top="0cm" fo:margin-bottom="0.494cm" style:contextual-spacing="false" fo:line-height="100%"/>
      <style:text-properties fo:color="#242424" loext:opacity="100%" style:font-name="sohne" fo:font-size="18pt" officeooo:paragraph-rsid="000d9a8e" style:font-size-asian="12pt" style:font-size-complex="12pt"/>
    </style:style>
    <style:style style:name="P6" style:family="paragraph" style:parent-style-name="Heading_20_2" style:list-style-name="L1">
      <style:paragraph-properties fo:margin-top="0cm" fo:margin-bottom="0.494cm" style:contextual-spacing="false" fo:line-height="100%"/>
    </style:style>
    <style:style style:name="P7" style:family="paragraph" style:parent-style-name="Heading_20_2" style:list-style-name="L1">
      <style:paragraph-properties fo:margin-top="0cm" fo:margin-bottom="0.494cm" style:contextual-spacing="false" fo:line-height="100%"/>
      <style:text-properties fo:font-variant="normal" fo:text-transform="none" fo:color="#242424" loext:opacity="100%" style:font-name="sohne" fo:font-size="18pt" fo:font-style="normal" fo:font-weight="normal" style:font-size-asian="12pt" style:font-size-complex="12pt"/>
    </style:style>
    <style:style style:name="P8" style:family="paragraph" style:parent-style-name="Preformatted_20_Text" style:list-style-name="L1">
      <style:paragraph-properties fo:margin-top="0cm" fo:margin-bottom="0.494cm" style:contextual-spacing="false" fo:line-height="100%"/>
      <style:text-properties fo:font-variant="normal" fo:text-transform="none" fo:color="#242424" loext:opacity="100%" style:font-name="source-code-pro" fo:font-size="9pt" fo:letter-spacing="normal" fo:font-style="normal" fo:font-weight="normal" style:font-size-asian="9pt" style:font-size-complex="9pt"/>
    </style:style>
    <style:style style:name="P9" style:family="paragraph" style:parent-style-name="Preformatted_20_Text">
      <loext:graphic-properties draw:fill="solid" draw:fill-color="#f9f9f9" draw:opacity="100%"/>
      <style:paragraph-properties fo:margin-left="0cm" fo:margin-right="0cm" fo:margin-top="1.482cm" fo:margin-bottom="0cm" style:contextual-spacing="false" fo:line-height="140%" fo:orphans="2" fo:widows="2" fo:text-indent="0cm" style:auto-text-indent="false" fo:background-color="#f9f9f9" fo:padding="0.847cm" fo:border="0.06pt solid #e5e5e5"/>
      <style:text-properties fo:font-variant="normal" fo:text-transform="none" fo:color="#242424" loext:opacity="100%" style:font-name="sohne" fo:font-size="9pt" fo:letter-spacing="normal" style:font-size-asian="9pt" style:font-size-complex="9pt"/>
    </style:style>
    <style:style style:name="P10" style:family="paragraph" style:parent-style-name="Preformatted_20_Text">
      <loext:graphic-properties draw:fill="solid" draw:fill-color="#f9f9f9" draw:opacity="100%"/>
      <style:paragraph-properties fo:margin-left="0cm" fo:margin-right="0cm" fo:margin-top="1.482cm" fo:margin-bottom="0cm" style:contextual-spacing="false" fo:line-height="140%" fo:orphans="2" fo:widows="2" fo:text-indent="0cm" style:auto-text-indent="false" fo:background-color="#f9f9f9" fo:padding="0.847cm" fo:border="0.06pt solid #e5e5e5"/>
      <style:text-properties fo:font-variant="normal" fo:text-transform="none" fo:color="#242424" loext:opacity="100%" style:font-name="source-code-pro" fo:font-size="9pt" fo:letter-spacing="normal" fo:font-style="normal" fo:font-weight="normal" style:font-size-asian="9pt" style:font-size-complex="9pt"/>
    </style:style>
    <style:style style:name="P11" style:family="paragraph" style:parent-style-name="Text_20_body">
      <style:paragraph-properties fo:margin-left="0cm" fo:margin-right="0cm" fo:margin-top="0cm" fo:margin-bottom="0.494cm" style:contextual-spacing="false" style:line-height-at-least="0.847cm" fo:orphans="2" fo:widows="2" fo:text-indent="0cm" style:auto-text-indent="false"/>
      <style:text-properties fo:color="#242424" loext:opacity="100%" style:font-name="sohne" fo:font-size="18pt" style:font-size-asian="12pt" style:font-size-complex="12pt"/>
    </style:style>
    <style:style style:name="P12" style:family="paragraph" style:parent-style-name="Text_20_body">
      <style:paragraph-properties fo:margin-top="0cm" fo:margin-bottom="0.494cm" style:contextual-spacing="false" fo:line-height="100%"/>
      <style:text-properties style:font-name="sohne" fo:font-size="9pt" style:font-size-asian="9pt" style:font-size-complex="9pt"/>
    </style:style>
    <style:style style:name="P13" style:family="paragraph" style:parent-style-name="Text_20_body">
      <style:paragraph-properties fo:margin-top="0cm" fo:margin-bottom="0.494cm" style:contextual-spacing="false" fo:line-height="100%"/>
      <style:text-properties fo:font-variant="normal" fo:text-transform="none" fo:color="#242424" loext:opacity="100%" style:font-name="sohne" fo:font-size="18pt" fo:font-style="normal" fo:font-weight="normal" style:font-name-asian="Times New Roman1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fo:font-variant="normal" fo:text-transform="none" fo:color="#242424" loext:opacity="100%" fo:font-family="source-serif-pro, Georgia, Cambria, 'Times New Roman', Times, serif" fo:font-size="15pt" fo:font-style="normal" fo:font-weight="normal"/>
    </style:style>
    <style:style style:name="T3" style:family="text">
      <style:text-properties fo:font-variant="normal" fo:text-transform="none" fo:font-family="source-serif-pro, Georgia, Cambria, 'Times New Roman', Times, serif" fo:font-size="15pt" fo:font-style="normal" fo:font-weight="bold"/>
    </style:style>
    <style:style style:name="T4" style:family="text">
      <style:text-properties fo:font-variant="normal" fo:text-transform="none" fo:color="#242424" loext:opacity="100%" style:font-name="sohne" fo:font-size="18pt" fo:font-style="normal" fo:font-weight="normal" style:font-size-asian="12pt" style:font-size-complex="12pt"/>
    </style:style>
    <style:style style:name="T5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6" style:family="text">
      <style:text-properties fo:font-variant="normal" fo:text-transform="none" fo:color="#c41a16" loext:opacity="100%" style:font-name="source-code-pro" fo:font-size="10.5pt" fo:letter-spacing="normal" fo:font-style="normal" fo:font-weight="normal"/>
    </style:style>
    <style:style style:name="T7" style:family="text">
      <style:text-properties fo:color="#aa0d91" loext:opacity="100%"/>
    </style:style>
    <style:style style:name="T8" style:family="text">
      <style:text-properties fo:color="#5c2699" loext:opacity="100%"/>
    </style:style>
    <style:style style:name="T9" style:family="text">
      <style:text-properties style:font-name="source-code-pro" fo:font-style="normal" fo:font-weight="normal"/>
    </style:style>
    <style:style style:name="T10" style:family="text">
      <style:text-properties fo:color="#1c00cf" loext:opacity="100%" style:font-name="source-code-pro" fo:font-style="normal" fo:font-weight="normal"/>
    </style:style>
    <style:style style:name="T11" style:family="text">
      <style:text-properties fo:color="#5c2699" loext:opacity="100%" style:font-name="source-code-pro" fo:font-style="normal" fo:font-weight="normal"/>
    </style:style>
    <style:style style:name="T12" style:family="text">
      <style:text-properties fo:color="#aa0d91" loext:opacity="100%" style:font-name="source-code-pro" fo:font-style="normal" fo:font-weight="normal"/>
    </style:style>
    <style:style style:name="T13" style:family="text">
      <style:text-properties fo:color="#1c00cf" loext:opacity="100%"/>
    </style:style>
    <style:style style:name="T14" style:family="text">
      <style:text-properties fo:font-variant="normal" fo:text-transform="none" fo:font-family="source-serif-pro, Georgia, Cambria, 'Times New Roman', Times, serif" fo:font-size="9pt" fo:font-style="normal" fo:font-weight="bold" style:font-size-asian="9pt" style:font-size-complex="9pt"/>
    </style:style>
    <style:style style:name="T15" style:family="text">
      <style:text-properties fo:color="#242424" loext:opacity="100%"/>
    </style:style>
    <style:style style:name="T16" style:family="text">
      <style:text-properties fo:font-variant="normal" fo:text-transform="none" fo:color="#242424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fo:font-variant="normal" fo:text-transform="none" fo:color="#242424" loext:opacity="100%" fo:font-size="18pt" fo:font-style="normal" fo:font-weight="normal" style:font-name-asian="Times New Roman1" style:font-size-asian="12pt" style:font-weight-asian="bold" style:font-name-complex="Times New Roman1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/>
      <text:list text:style-name="L1">
        <text:list-item>
          <text:p text:style-name="P2"><text:bookmark text:name="4ea3"/><text:span text:style-name="T2">Find two numbers in an array that add up to a target.</text:span></text:p>
        </text:list-item>
        <text:list-item>
          <text:p text:style-name="P3"><text:bookmark text:name="b850"/>LRU Cache Implementation</text:p>
        </text:list-item>
        <text:list-item>
          <text:h text:style-name="P4" text:outline-level="2"><text:bookmark text:name="8568"/>Binary Tree Traversal</text:h>
          <text:h text:style-name="P5" text:outline-level="2"><text:bookmark text:name="e7a3"/><text:span text:style-name="Strong_20_Emphasis"><text:span text:style-name="T3">Inorder, Preorder, Postorder (Recursive):</text:span></text:span></text:h>
        </text:list-item>
        <text:list-item>
          <text:h text:style-name="P6" text:outline-level="2"><text:bookmark text:name="e4ad"/><text:span text:style-name="T4">String Permutations <text:s/></text:span><text:span text:style-name="T5">permute(</text:span><text:span text:style-name="T6">"ABC"</text:span><text:span text:style-name="T5">, </text:span><text:span text:style-name="T6">""</text:span><text:span text:style-name="T5">);</text:span> </text:h>
        </text:list-item>
        <text:list-item>
          <text:h text:style-name="P7" text:outline-level="2"><text:bookmark text:name="c37d"/>Stack with Min (O(1) Min)</text:h>
        </text:list-item>
        <text:list-item>
          <text:h text:style-name="P7" text:outline-level="2"><text:bookmark text:name="930f"/>Merge Intervals</text:h>
          <text:p text:style-name="P8"><text:bookmark text:name="79a2"/><text:span text:style-name="T7">public</text:span> <text:span text:style-name="T8">int</text:span>[][] merge(<text:span text:style-name="T8">int</text:span>[][] intervals) {</text:p>
        </text:list-item>
      </text:list>
      <text:p text:style-name="P9"><text:s text:c="4"/><text:span text:style-name="T9">Arrays.sort(intervals, (a,b) -&gt; a[</text:span><text:span text:style-name="T10">0</text:span><text:span text:style-name="T9">] - b[</text:span><text:span text:style-name="T10">0</text:span><text:span text:style-name="T9">]);</text:span></text:p>
      <text:p text:style-name="P9"><text:s text:c="4"/><text:span text:style-name="T9">List&lt;</text:span><text:span text:style-name="T11">int</text:span><text:span text:style-name="T9">[]&gt; res = </text:span><text:span text:style-name="T12">new</text:span><text:span text:style-name="T9"> ArrayList&lt;&gt;();</text:span></text:p>
      <text:p text:style-name="P9"><text:s text:c="4"/><text:span text:style-name="T11">int</text:span><text:span text:style-name="T9">[] current = intervals[</text:span><text:span text:style-name="T10">0</text:span><text:span text:style-name="T9">];</text:span></text:p>
      <text:p text:style-name="P10"><text:span text:style-name="T7">for</text:span> (<text:span text:style-name="T8">int</text:span> i = <text:span text:style-name="T13">1</text:span>; i &lt; intervals.length; i++) {</text:p>
      <text:p text:style-name="P9"><text:s text:c="8"/><text:span text:style-name="T12">if</text:span><text:span text:style-name="T9"> (intervals[i][</text:span><text:span text:style-name="T10">0</text:span><text:span text:style-name="T9">] &lt;= current[</text:span><text:span text:style-name="T10">1</text:span><text:span text:style-name="T9">]) {</text:span></text:p>
      <text:p text:style-name="P9"><text:soft-page-break/><text:s text:c="12"/><text:span text:style-name="T9">current[</text:span><text:span text:style-name="T10">1</text:span><text:span text:style-name="T9">] = Math.max(current[</text:span><text:span text:style-name="T10">1</text:span><text:span text:style-name="T9">], intervals[i][</text:span><text:span text:style-name="T10">1</text:span><text:span text:style-name="T9">]);</text:span></text:p>
      <text:p text:style-name="P9"><text:s text:c="8"/><text:span text:style-name="T9">} </text:span><text:span text:style-name="T12">else</text:span><text:span text:style-name="T9"> {</text:span></text:p>
      <text:p text:style-name="P9"><text:s text:c="12"/><text:span text:style-name="T9">res.</text:span><text:span text:style-name="T12">add</text:span><text:span text:style-name="T9">(current);</text:span></text:p>
      <text:p text:style-name="P9"><text:s text:c="12"/><text:span text:style-name="T9">current = intervals[i];</text:span></text:p>
      <text:p text:style-name="P9"><text:s text:c="8"/><text:span text:style-name="T9">}</text:span></text:p>
      <text:p text:style-name="P9"><text:s text:c="4"/><text:span text:style-name="T9">}</text:span></text:p>
      <text:p text:style-name="P9"><text:s text:c="4"/><text:span text:style-name="T9">res.</text:span><text:span text:style-name="T12">add</text:span><text:span text:style-name="T9">(current);</text:span></text:p>
      <text:p text:style-name="P9"><text:s text:c="4"/><text:span text:style-name="T12">return</text:span><text:span text:style-name="T9"> res.toArray(</text:span><text:span text:style-name="T12">new</text:span><text:span text:style-name="T9"> </text:span><text:span text:style-name="T11">int</text:span><text:span text:style-name="T9">[res.size()][]);</text:span></text:p>
      <text:p text:style-name="P10">}</text:p>
      <text:p text:style-name="P11"><text:bookmark text:name="edf6"/><text:span text:style-name="Strong_20_Emphasis"><text:span text:style-name="T14">Test &amp; Output:</text:span></text:span></text:p>
      <text:p text:style-name="P10"><text:bookmark text:name="1411"/><text:span text:style-name="T8">int</text:span>[][] intervals = {{<text:span text:style-name="T13">1</text:span>,<text:span text:style-name="T13">3</text:span>},{<text:span text:style-name="T13">2</text:span>,<text:span text:style-name="T13">6</text:span>},{<text:span text:style-name="T13">8</text:span>,<text:span text:style-name="T13">10</text:span>},{<text:span text:style-name="T13">15</text:span>,<text:span text:style-name="T13">18</text:span>}};</text:p>
      <text:p text:style-name="P10"><text:soft-page-break/><text:span text:style-name="T8">int</text:span>[][] merged = merge(intervals);</text:p>
      <text:p text:style-name="P10"><text:span text:style-name="T7">for</text:span> (<text:span text:style-name="T8">int</text:span>[] <text:span text:style-name="T7">in</text:span> : merged) {</text:p>
      <text:p text:style-name="P9"><text:s text:c="4"/><text:span text:style-name="T9">System.</text:span><text:span text:style-name="T12">out</text:span><text:span text:style-name="T9">.println(Arrays.toString(</text:span><text:span text:style-name="T12">in</text:span><text:span text:style-name="T9">));</text:span></text:p>
      <text:p text:style-name="P10">}</text:p>
      <text:p text:style-name="P12"><text:span text:style-name="T15"><text:line-break/></text:span><text:bookmark text:name="eab4"/><text:span text:style-name="T16"> </text:span><text:span text:style-name="T17">Producer-Consumer using BlockingQueue</text:span></text:p>
      <text:h text:style-name="P1" text:outline-level="2"><text:bookmark text:name="fd4f"/>Custom HashMap (Simplified)</text:h>
      <text:h text:style-name="P1" text:outline-level="2"><text:bookmark text:name="e4b4"/>Rate Limiter (Token Bucket)</text:h>
      <text:h text:style-name="P1" text:outline-level="2"><text:bookmark text:name="0c30"/>Design Parking Lot</text:h>
      <text:h text:style-name="P1" text:outline-level="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ohne" svg:font-family="sohne, 'Helvetica Neue', Helvetica, Arial, sans-serif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mw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hljs-title" style:family="text" style:parent-style-name="Default_20_Paragraph_20_Font"/>
    <style:style style:name="hljs-params" style:family="text" style:parent-style-name="Default_20_Paragraph_20_Fon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ljs-literal" style:family="text" style:parent-style-name="Default_20_Paragraph_20_Font"/>
    <style:style style:name="hljs-comment" style:family="text" style:parent-style-name="Default_20_Paragraph_20_Font"/>
    <style:style style:name="hljs-function" style:family="text" style:parent-style-name="Default_20_Paragraph_20_Font"/>
    <style:style style:name="hljs-built_5f_in" style:display-name="hljs-built_in" style:family="text" style:parent-style-name="Default_20_Paragraph_20_Font"/>
    <style:style style:name="hljs-number" style:family="text" style:parent-style-name="Default_20_Paragraph_20_Font"/>
    <style:style style:name="hljs-string" style:family="text" style:parent-style-name="Default_20_Paragraph_20_Font"/>
    <style:style style:name="hljs-type" style:family="text" style:parent-style-name="Default_20_Paragraph_20_Font"/>
    <style:style style:name="hljs-variable" style:family="text" style:parent-style-name="Default_20_Paragraph_20_Font"/>
    <style:style style:name="hljs-operator" style:family="text" style:parent-style-name="Default_20_Paragraph_20_Font"/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_5f_fadein_5f_m1hgl_5f_8" style:display-name="_fadein_m1hgl_8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Zafrul Islam</meta:initial-creator>
    <meta:editing-cycles>5</meta:editing-cycles>
    <meta:creation-date>2025-04-20T06:39:00</meta:creation-date>
    <dc:date>2025-10-07T10:53:17.831117500</dc:date>
    <meta:editing-duration>P1DT11H49M46S</meta:editing-duration>
    <meta:generator>LibreOffice/25.8.1.1$Windows_X86_64 LibreOffice_project/54047653041915e595ad4e45cccea684809c77b5</meta:generator>
    <meta:document-statistic meta:table-count="0" meta:image-count="0" meta:object-count="0" meta:page-count="3" meta:paragraph-count="32" meta:word-count="124" meta:character-count="986" meta:non-whitespace-character-count="808"/>
    <meta:user-defined meta:name="AppVersion">16.0000</meta:user-defined>
    <meta:user-defined meta:name="Company">iGA</meta:user-defined>
    <meta:template xlink:type="simple" xlink:actuate="onRequest" xlink:title="Normal" xlink:href=""/>
  </office:meta>
</office:document-meta>
</file>